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docs-internal-guid-cf5dbc8f-4bdf-e6f9-4292-93db86d58a6b"/>Vision - God öl</text:h>
      <text:p text:style-name="P1">Individuellt mjukvaruutvecklingsprojekt – 1DV430 <text:line-break/>Andreas Fridlund, afrxx09 – WP13 (Campus)</text:p>
      <text:h text:style-name="Heading_20_2" text:outline-level="2">Bakgrund och Problembeskrivning</text:h>
      <text:p text:style-name="Text_20_body">God öl är ett koncept framtaget av två vänner till mig, ett litet projekt som vi vill försöka starta under våren och sommaren 2014. Problemet vi stött på och som vi vill försöka göra något åt är den begränsade tillgången på information om svensk öl på internet. Den enda samlingsplatsen för detta idag är systembolagets hemsida, och den är endast till för deras sortiment av alkohol.  Vad vi vill åt är en portal där små svenska bryggerier kan synas och samlas under ett och samma tak. En plats för alla med ölintresse att hitta nya öl och bryggerier.</text:p>
      <text:p text:style-name="Text_20_body">Den ska även innehålla information om hur man brygger öl hemma, med guider, tips, artiklar samt länkar till olika leverantörer som säljer utrustning för hembrygge. Vi vill även att hemmabryggare, nybörjare som veteraner ska få en samlingplats där de kan diskutera sin hobby med egna tips, guider och erfarenheter.</text:p>
      <text:p text:style-name="Text_20_body">En viktig komponent som vi vill ha med är: personlig öl-rating. Besökare ska kunna skapa egna konton där de själva kan bedömma de öl som finns i databasen, så de får en egen logg-bok över vilka öl de provat och vad de tycker om dem. Dock ska de inte bara få välja på en skala mellan exempelvis 1 och 5. De ska själva få betygsätta och utverdera “alla” ölets attribut. Färg, skummet, volym, olika smaker(bitterhet, fruktighet, maltighet, torrhet, sötma...), arom och mycket mer. På så sätt kan man jämföra hur olika användare bedömmer ölen och ta fram medelvärden för statistik samt att användarna själva kan jämföra sina bedömingar med varandra.</text:p>
      <text:h text:style-name="Heading_20_2" text:outline-level="2">Teknik</text:h>
      <text:p text:style-name="Text_20_body">All informationen ska lagras i en MySQL-databas och presenteras med hjälp av HTML, CSS,javascript samt jQuery. För serversidan tänker jag använda mig av Ruby on Rails, jag har ingen tidigare erfarenhet av detta men jag har hört mycket gott om det. En god vän har länge försökt tvinga mig att hoppa på Rails-tåget och detta verkar vara ett bra tillfälle för det. Jag kommer använda mig mycket av AJAX då jag inte vill göra “page-loads” vid postning eller valid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5S</meta:editing-duration>
    <meta:editing-cycles>3</meta:editing-cycles>
    <meta:generator>OpenOffice/4.0.1$Win32 OpenOffice.org_project/401m5$Build-9714</meta:generator>
    <dc:date>2014-04-10T15:44:15.59</dc:date>
    <meta:document-statistic meta:table-count="0" meta:image-count="0" meta:object-count="0" meta:page-count="1" meta:paragraph-count="8" meta:word-count="354" meta:character-count="2117"/>
    <meta:user-defined meta:name="Info 1"/>
    <meta:user-defined meta:name="Info 2"/>
    <meta:user-defined meta:name="Info 3"/>
    <meta:user-defined meta:name="Info 4"/>
  </office:meta>
</office:document-meta>
</file>